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gr7" style:family="graphic" style:parent-style-name="objectwithoutfill">
      <style:graphic-properties draw:stroke="dash" draw:stroke-dash="Fine_20_Dashed_20__28_var_29_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1cm" svg:height="5.1cm" svg:x="12.8cm" svg:y="8.2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1cm" svg:x="2.1cm" svg:y="8.1cm">
          <text:p text:style-name="P1">De-2.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1cm" svg:x="2.1cm" svg:y="9.5cm">
          <text:p text:style-name="P1">De-2.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1cm" svg:x="2.1cm" svg:y="12.4cm">
          <text:p text:style-name="P1">De-2.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.1cm" svg:x="2.1cm" svg:y="10.9cm">
          <text:p text:style-name="P1">De-2.3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cm" svg:height="5.1cm" svg:x="21.4cm" svg:y="8.3cm">
          <text:p text:style-name="P1">Max3232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2cm" svg:y1="8.1cm" svg:x2="3.2cm" svg:y2="4.6cm">
          <text:p/>
        </draw:line>
        <draw:line draw:style-name="gr4" draw:text-style-name="P1" draw:layer="layout" svg:x1="2.4cm" svg:y1="4.6cm" svg:x2="4cm" svg:y2="4.6cm">
          <text:p/>
        </draw:line>
        <draw:frame draw:style-name="gr5" draw:layer="layout" svg:width="1.7cm" svg:height="1.15cm" svg:x="2.3cm" svg:y="3.65cm">
          <draw:text-box>
            <text:p>+5V</text:p>
          </draw:text-box>
        </draw:frame>
        <draw:line draw:style-name="gr4" draw:text-style-name="P1" draw:layer="layout" svg:x1="3.2cm" svg:y1="13.5cm" svg:x2="3.2cm" svg:y2="17cm">
          <text:p/>
        </draw:line>
        <draw:line draw:style-name="gr4" draw:text-style-name="P1" draw:layer="layout" svg:x1="4cm" svg:y1="17cm" svg:x2="2.4cm" svg:y2="17cm">
          <text:p/>
        </draw:line>
        <draw:frame draw:style-name="gr5" draw:layer="layout" svg:width="1.7cm" svg:height="1.15cm" svg:x="2.6cm" svg:y="17cm">
          <draw:text-box>
            <text:p>-5V</text:p>
          </draw:text-box>
        </draw:frame>
        <draw:custom-shape draw:style-name="gr3" draw:text-style-name="P1" draw:layer="layout" svg:width="3.5cm" svg:height="5.4cm" svg:x="7cm" svg:y="8cm">
          <text:p text:style-name="P1">Adaptation</text:p>
          <text:p text:style-name="P1">Tens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6cm" svg:y1="8cm" svg:x2="8.6cm" svg:y2="4.5cm">
          <text:p/>
        </draw:line>
        <draw:line draw:style-name="gr4" draw:text-style-name="P1" draw:layer="layout" svg:x1="7.8cm" svg:y1="4.5cm" svg:x2="9.4cm" svg:y2="4.5cm">
          <text:p/>
        </draw:line>
        <draw:frame draw:style-name="gr5" draw:layer="layout" svg:width="2.3cm" svg:height="1.15cm" svg:x="7.6cm" svg:y="3.6cm">
          <draw:text-box>
            <text:p>+15V</text:p>
          </draw:text-box>
        </draw:frame>
        <draw:line draw:style-name="gr4" draw:text-style-name="P1" draw:layer="layout" svg:x1="8.7cm" svg:y1="13.4cm" svg:x2="8.7cm" svg:y2="16.9cm">
          <text:p/>
        </draw:line>
        <draw:line draw:style-name="gr4" draw:text-style-name="P1" draw:layer="layout" svg:x1="9.5cm" svg:y1="16.9cm" svg:x2="7.9cm" svg:y2="16.9cm">
          <text:p/>
        </draw:line>
        <draw:frame draw:style-name="gr5" draw:layer="layout" svg:width="2cm" svg:height="1.15cm" svg:x="7.8cm" svg:y="16.95cm">
          <draw:text-box>
            <text:p>-15V</text:p>
          </draw:text-box>
        </draw:frame>
        <draw:line draw:style-name="gr4" draw:text-style-name="P1" draw:layer="layout" svg:x1="15.5cm" svg:y1="13.3cm" svg:x2="15.5cm" svg:y2="16.8cm">
          <text:p/>
        </draw:line>
        <draw:line draw:style-name="gr4" draw:text-style-name="P1" draw:layer="layout" svg:x1="16.3cm" svg:y1="16.8cm" svg:x2="14.7cm" svg:y2="16.8cm">
          <text:p/>
        </draw:line>
        <draw:line draw:style-name="gr4" draw:text-style-name="P1" draw:layer="layout" svg:x1="15.3cm" svg:y1="8.2cm" svg:x2="15.3cm" svg:y2="4.7cm">
          <text:p/>
        </draw:line>
        <draw:line draw:style-name="gr4" draw:text-style-name="P1" draw:layer="layout" svg:x1="14.5cm" svg:y1="4.7cm" svg:x2="16.1cm" svg:y2="4.7cm">
          <text:p/>
        </draw:line>
        <draw:frame draw:style-name="gr5" draw:layer="layout" svg:width="2.3cm" svg:height="1.15cm" svg:x="14.3cm" svg:y="3.8cm">
          <draw:text-box>
            <text:p>+3.3V</text:p>
          </draw:text-box>
        </draw:frame>
        <draw:line draw:style-name="gr4" draw:text-style-name="P1" draw:layer="layout" svg:x1="15.1cm" svg:y1="16.8cm" svg:x2="14.8cm" svg:y2="17.3cm">
          <text:p/>
        </draw:line>
        <draw:line draw:style-name="gr4" draw:text-style-name="P1" draw:layer="layout" svg:x1="15.4cm" svg:y1="16.8cm" svg:x2="15.1cm" svg:y2="17.3cm">
          <text:p/>
        </draw:line>
        <draw:line draw:style-name="gr4" draw:text-style-name="P1" draw:layer="layout" svg:x1="15.7cm" svg:y1="16.8cm" svg:x2="15.4cm" svg:y2="17.3cm">
          <text:p/>
        </draw:line>
        <draw:line draw:style-name="gr4" draw:text-style-name="P1" draw:layer="layout" svg:x1="16cm" svg:y1="16.8cm" svg:x2="15.7cm" svg:y2="17.3cm">
          <text:p/>
        </draw:line>
        <draw:line draw:style-name="gr4" draw:text-style-name="P1" draw:layer="layout" svg:x1="22.9cm" svg:y1="13.4cm" svg:x2="22.9cm" svg:y2="16.9cm">
          <text:p/>
        </draw:line>
        <draw:line draw:style-name="gr4" draw:text-style-name="P1" draw:layer="layout" svg:x1="23.7cm" svg:y1="16.9cm" svg:x2="22.1cm" svg:y2="16.9cm">
          <text:p/>
        </draw:line>
        <draw:line draw:style-name="gr4" draw:text-style-name="P1" draw:layer="layout" svg:x1="22.5cm" svg:y1="16.9cm" svg:x2="22.2cm" svg:y2="17.4cm">
          <text:p/>
        </draw:line>
        <draw:line draw:style-name="gr4" draw:text-style-name="P1" draw:layer="layout" svg:x1="22.8cm" svg:y1="16.9cm" svg:x2="22.5cm" svg:y2="17.4cm">
          <text:p/>
        </draw:line>
        <draw:line draw:style-name="gr4" draw:text-style-name="P1" draw:layer="layout" svg:x1="23.1cm" svg:y1="16.9cm" svg:x2="22.8cm" svg:y2="17.4cm">
          <text:p/>
        </draw:line>
        <draw:line draw:style-name="gr4" draw:text-style-name="P1" draw:layer="layout" svg:x1="23.4cm" svg:y1="16.9cm" svg:x2="23.1cm" svg:y2="17.4cm">
          <text:p/>
        </draw:line>
        <draw:line draw:style-name="gr4" draw:text-style-name="P1" draw:layer="layout" svg:x1="22.9cm" svg:y1="8.3cm" svg:x2="22.9cm" svg:y2="4.8cm">
          <text:p/>
        </draw:line>
        <draw:line draw:style-name="gr4" draw:text-style-name="P1" draw:layer="layout" svg:x1="22.1cm" svg:y1="4.8cm" svg:x2="23.7cm" svg:y2="4.8cm">
          <text:p/>
        </draw:line>
        <draw:frame draw:style-name="gr5" draw:layer="layout" svg:width="2.3cm" svg:height="1.15cm" svg:x="21.9cm" svg:y="3.9cm">
          <draw:text-box>
            <text:p>+3.3V</text:p>
          </draw:text-box>
        </draw:frame>
        <draw:line draw:style-name="gr4" draw:text-style-name="P1" draw:layer="layout" svg:x1="4.3cm" svg:y1="8.6cm" svg:x2="7cm" svg:y2="8.6cm">
          <text:p/>
        </draw:line>
        <draw:line draw:style-name="gr4" draw:text-style-name="P1" draw:layer="layout" svg:x1="4.3cm" svg:y1="10cm" svg:x2="7cm" svg:y2="10cm">
          <text:p/>
        </draw:line>
        <draw:line draw:style-name="gr4" draw:text-style-name="P1" draw:layer="layout" svg:x1="4.3cm" svg:y1="11.4cm" svg:x2="7cm" svg:y2="11.4cm">
          <text:p/>
        </draw:line>
        <draw:line draw:style-name="gr4" draw:text-style-name="P1" draw:layer="layout" svg:x1="4.3cm" svg:y1="12.9cm" svg:x2="7cm" svg:y2="12.9cm">
          <text:p/>
        </draw:line>
        <draw:line draw:style-name="gr4" draw:text-style-name="P1" draw:layer="layout" svg:x1="10.5cm" svg:y1="8.6cm" svg:x2="12.8cm" svg:y2="8.6cm">
          <text:p/>
        </draw:line>
        <draw:line draw:style-name="gr4" draw:text-style-name="P1" draw:layer="layout" svg:x1="10.5cm" svg:y1="10cm" svg:x2="12.8cm" svg:y2="10cm">
          <text:p/>
        </draw:line>
        <draw:line draw:style-name="gr4" draw:text-style-name="P1" draw:layer="layout" svg:x1="10.5cm" svg:y1="11.4cm" svg:x2="12.8cm" svg:y2="11.4cm">
          <text:p/>
        </draw:line>
        <draw:line draw:style-name="gr4" draw:text-style-name="P1" draw:layer="layout" svg:x1="10.5cm" svg:y1="12.9cm" svg:x2="12.8cm" svg:y2="12.9cm">
          <text:p/>
        </draw:line>
        <draw:line draw:style-name="gr4" draw:text-style-name="P1" draw:layer="layout" svg:x1="1.3cm" svg:y1="8.7cm" svg:x2="1.3cm" svg:y2="17cm">
          <text:p/>
        </draw:line>
        <draw:line draw:style-name="gr4" draw:text-style-name="P1" draw:layer="layout" svg:x1="2.1cm" svg:y1="17cm" svg:x2="0.5cm" svg:y2="17cm">
          <text:p/>
        </draw:line>
        <draw:line draw:style-name="gr4" draw:text-style-name="P1" draw:layer="layout" svg:x1="0.9cm" svg:y1="17cm" svg:x2="0.6cm" svg:y2="17.5cm">
          <text:p/>
        </draw:line>
        <draw:line draw:style-name="gr4" draw:text-style-name="P1" draw:layer="layout" svg:x1="1.2cm" svg:y1="17cm" svg:x2="0.9cm" svg:y2="17.5cm">
          <text:p/>
        </draw:line>
        <draw:line draw:style-name="gr4" draw:text-style-name="P1" draw:layer="layout" svg:x1="1.5cm" svg:y1="17cm" svg:x2="1.2cm" svg:y2="17.5cm">
          <text:p/>
        </draw:line>
        <draw:line draw:style-name="gr4" draw:text-style-name="P1" draw:layer="layout" svg:x1="1.8cm" svg:y1="17cm" svg:x2="1.5cm" svg:y2="17.5cm">
          <text:p/>
        </draw:line>
        <draw:line draw:style-name="gr4" draw:text-style-name="P1" draw:layer="layout" svg:x1="2.1cm" svg:y1="13cm" svg:x2="1.3cm" svg:y2="13cm">
          <text:p/>
        </draw:line>
        <draw:line draw:style-name="gr4" draw:text-style-name="P1" draw:layer="layout" svg:x1="2.1cm" svg:y1="11.5cm" svg:x2="1.3cm" svg:y2="11.5cm">
          <text:p/>
        </draw:line>
        <draw:line draw:style-name="gr4" draw:text-style-name="P1" draw:layer="layout" svg:x1="2.1cm" svg:y1="10.1cm" svg:x2="1.3cm" svg:y2="10.1cm">
          <text:p/>
        </draw:line>
        <draw:line draw:style-name="gr4" draw:text-style-name="P1" draw:layer="layout" svg:x1="2.1cm" svg:y1="8.7cm" svg:x2="1.3cm" svg:y2="8.7cm">
          <text:p/>
        </draw:line>
        <draw:line draw:style-name="gr4" draw:text-style-name="P1" draw:layer="layout" svg:x1="17.9cm" svg:y1="11.4cm" svg:x2="21.4cm" svg:y2="11.4cm">
          <text:p/>
        </draw:line>
        <draw:line draw:style-name="gr4" draw:text-style-name="P1" draw:layer="layout" svg:x1="17.9cm" svg:y1="10.1cm" svg:x2="21.4cm" svg:y2="10.1cm">
          <text:p/>
        </draw:line>
        <draw:custom-shape draw:style-name="gr3" draw:text-style-name="P1" draw:layer="layout" svg:width="3cm" svg:height="2.1cm" svg:x="3.9cm" svg:y="1.4cm">
          <text:p text:style-name="P1">Electrode</text:p>
          <text:p text:style-name="P1">Neutr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9cm" svg:y1="2.5cm" svg:x2="14.3cm" svg:y2="2.5cm">
          <text:p/>
        </draw:line>
        <draw:line draw:style-name="gr4" draw:text-style-name="P1" draw:layer="layout" svg:x1="14.3cm" svg:y1="8.2cm" svg:x2="14.3cm" svg:y2="2.5cm">
          <text:p/>
        </draw:line>
        <draw:frame draw:style-name="gr6" draw:text-style-name="P2" draw:layer="layout" svg:width="2.4cm" svg:height="0.806cm" svg:x="4.7cm" svg:y="7.9cm">
          <draw:text-box>
            <text:p><text:span text:style-name="T1">signal</text:span></text:p>
          </draw:text-box>
        </draw:frame>
        <draw:frame draw:style-name="gr6" draw:text-style-name="P2" draw:layer="layout" svg:width="2.4cm" svg:height="0.806cm" svg:x="10.7cm" svg:y="7.9cm">
          <draw:text-box>
            <text:p><text:span text:style-name="T1">signal</text:span></text:p>
          </draw:text-box>
        </draw:frame>
        <draw:frame draw:style-name="gr6" draw:text-style-name="P2" draw:layer="layout" svg:width="2.4cm" svg:height="0.806cm" svg:x="17.9cm" svg:y="9.3cm">
          <draw:text-box>
            <text:p><text:span text:style-name="T1">Tx</text:span></text:p>
          </draw:text-box>
        </draw:frame>
        <draw:frame draw:style-name="gr6" draw:text-style-name="P2" draw:layer="layout" svg:width="2.4cm" svg:height="0.806cm" svg:x="18cm" svg:y="10.594cm">
          <draw:text-box>
            <text:p><text:span text:style-name="T1">Rx</text:span></text:p>
          </draw:text-box>
        </draw:frame>
        <draw:line draw:style-name="gr7" draw:text-style-name="P1" draw:layer="layout" svg:x1="24.3cm" svg:y1="10cm" svg:x2="25.9cm" svg:y2="10cm">
          <text:p/>
        </draw:line>
        <draw:line draw:style-name="gr7" draw:text-style-name="P1" draw:layer="layout" svg:x1="24.3cm" svg:y1="11.2cm" svg:x2="25.9cm" svg:y2="11.2cm">
          <text:p/>
        </draw:line>
        <draw:frame draw:style-name="gr6" draw:text-style-name="P2" draw:layer="layout" svg:width="2.4cm" svg:height="0.806cm" svg:x="24.5cm" svg:y="9cm">
          <draw:text-box>
            <text:p><text:span text:style-name="T1">Vers PC</text:span></text:p>
          </draw:text-box>
        </draw:frame>
        <draw:frame draw:style-name="gr8" draw:text-style-name="P3" draw:layer="layout" svg:width="2.3cm" svg:height="0.95cm" svg:x="12.9cm" svg:y="8.35cm">
          <draw:text-box>
            <text:p text:style-name="P3"><text:span text:style-name="T2">AN1</text:span></text:p>
          </draw:text-box>
        </draw:frame>
        <draw:frame draw:style-name="gr8" draw:text-style-name="P3" draw:layer="layout" svg:width="2.3cm" svg:height="0.95cm" svg:x="12.9cm" svg:y="9.65cm">
          <draw:text-box>
            <text:p text:style-name="P3"><text:span text:style-name="T2">AN2</text:span></text:p>
          </draw:text-box>
        </draw:frame>
        <draw:frame draw:style-name="gr8" draw:text-style-name="P3" draw:layer="layout" svg:width="2.3cm" svg:height="0.95cm" svg:x="12.9cm" svg:y="11.05cm">
          <draw:text-box>
            <text:p text:style-name="P3"><text:span text:style-name="T2">AN3</text:span></text:p>
          </draw:text-box>
        </draw:frame>
        <draw:frame draw:style-name="gr8" draw:text-style-name="P3" draw:layer="layout" svg:width="2.3cm" svg:height="0.95cm" svg:x="12.9cm" svg:y="12.35cm">
          <draw:text-box>
            <text:p text:style-name="P3"><text:span text:style-name="T2">AN4</text:span></text:p>
          </draw:text-box>
        </draw:frame>
        <draw:frame draw:style-name="gr8" draw:text-style-name="P3" draw:layer="layout" svg:width="2.3cm" svg:height="0.95cm" svg:x="13.9cm" svg:y="8.35cm">
          <draw:text-box>
            <text:p text:style-name="P3"><text:span text:style-name="T2">Vref+</text:span></text:p>
          </draw:text-box>
        </draw:frame>
        <draw:frame draw:style-name="gr8" draw:text-style-name="P3" draw:layer="layout" svg:width="2.3cm" svg:height="0.95cm" svg:x="16.5cm" svg:y="9.7cm">
          <draw:text-box>
            <text:p text:style-name="P3"><text:span text:style-name="T2">U1Tx</text:span></text:p>
          </draw:text-box>
        </draw:frame>
        <draw:frame draw:style-name="gr8" draw:text-style-name="P3" draw:layer="layout" svg:width="2.3cm" svg:height="0.95cm" svg:x="16.6cm" svg:y="11cm">
          <draw:text-box>
            <text:p text:style-name="P3"><text:span text:style-name="T2">U1R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sycko </meta:initial-creator>
    <meta:creation-date>2013-05-06T10:45:32</meta:creation-date>
    <dc:date>2013-05-06T14:52:58</dc:date>
    <dc:creator>Psycko </dc:creator>
    <meta:editing-duration>PT6M29S</meta:editing-duration>
    <meta:editing-cycles>2</meta:editing-cycles>
    <meta:generator>LibreOffice/3.6$Linux_x86 LibreOffice_project/360m1$Build-2</meta:generator>
    <meta:document-statistic meta:object-count="74"/>
  </office:meta>
</office:document-meta>
</file>